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rsid="007dd7ff" officeooo:paragraph-rsid="01793d1f"/>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15ec045" officeooo:paragraph-rsid="016156d7" style:font-weight-asian="bold" style:font-weight-complex="bold"/>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able_20_Contents">
      <style:text-properties style:font-name="FreeSerif" officeooo:rsid="004c2d54" officeooo:paragraph-rsid="00653283" style:font-size-asian="10.5pt"/>
    </style:style>
    <style:style style:name="P22" style:family="paragraph" style:parent-style-name="Table">
      <style:text-properties officeooo:paragraph-rsid="00653283"/>
    </style:style>
    <style:style style:name="P23" style:family="paragraph" style:parent-style-name="Table_20_Heading">
      <style:text-properties officeooo:rsid="012facbb" officeooo:paragraph-rsid="012facbb"/>
    </style:style>
    <style:style style:name="P24" style:family="paragraph" style:parent-style-name="Table_20_Heading">
      <style:text-properties officeooo:rsid="0068cf84" officeooo:paragraph-rsid="014716b6"/>
    </style:style>
    <style:style style:name="P25" style:family="paragraph" style:parent-style-name="Table_20_Heading">
      <style:text-properties officeooo:rsid="00460ebb" officeooo:paragraph-rsid="00653283"/>
    </style:style>
    <style:style style:name="P26" style:family="paragraph" style:parent-style-name="Table_20_Heading">
      <style:text-properties officeooo:rsid="0047c4ec" officeooo:paragraph-rsid="0068cf84"/>
    </style:style>
    <style:style style:name="P27" style:family="paragraph" style:parent-style-name="Table_20_Heading">
      <style:text-properties officeooo:rsid="0150c2c7" officeooo:paragraph-rsid="019ed94a"/>
    </style:style>
    <style:style style:name="P28" style:family="paragraph" style:parent-style-name="Table_20_Heading">
      <style:text-properties officeooo:rsid="0181925a" officeooo:paragraph-rsid="019ed94a"/>
    </style:style>
    <style:style style:name="P29" style:family="paragraph" style:parent-style-name="Heading">
      <style:text-properties officeooo:rsid="0033c55b"/>
    </style:style>
    <style:style style:name="P30" style:family="paragraph" style:parent-style-name="Heading">
      <style:text-properties officeooo:rsid="010f3d1e"/>
    </style:style>
    <style:style style:name="P31" style:family="paragraph" style:parent-style-name="code">
      <style:text-properties officeooo:rsid="005b26aa" officeooo:paragraph-rsid="005b26aa"/>
    </style:style>
    <style:style style:name="P32" style:family="paragraph" style:parent-style-name="code">
      <style:text-properties officeooo:paragraph-rsid="017aff2d"/>
    </style:style>
    <style:style style:name="P33" style:family="paragraph" style:parent-style-name="enum">
      <style:text-properties fo:language="fr" fo:country="CA" officeooo:rsid="015f22bc" officeooo:paragraph-rsid="0163c760" style:language-asian="zh" style:country-asian="CN" style:language-complex="ar" style:country-complex="SA"/>
    </style:style>
    <style:style style:name="P34" style:family="paragraph" style:parent-style-name="Text_20_body">
      <style:text-properties fo:font-weight="bold" officeooo:rsid="00a9aac2" officeooo:paragraph-rsid="00a9aac2" style:font-weight-asian="bold" style:font-weight-complex="bold"/>
    </style:style>
    <style:style style:name="P35" style:family="paragraph" style:parent-style-name="Text_20_body">
      <style:text-properties fo:font-weight="bold" officeooo:rsid="0085438e" officeooo:paragraph-rsid="0085438e" style:font-weight-asian="bold" style:font-weight-complex="bold"/>
    </style:style>
    <style:style style:name="P36" style:family="paragraph" style:parent-style-name="Text_20_body">
      <style:text-properties fo:font-weight="normal" officeooo:rsid="01ad9d79" officeooo:paragraph-rsid="01ad9d79" style:font-weight-asian="normal" style:font-weight-complex="normal"/>
    </style:style>
    <style:style style:name="P37" style:family="paragraph" style:parent-style-name="Text_20_body">
      <style:text-properties fo:font-weight="normal" officeooo:rsid="01ae053a" officeooo:paragraph-rsid="01ae053a" style:font-weight-asian="normal" style:font-weight-complex="normal"/>
    </style:style>
    <style:style style:name="P38" style:family="paragraph" style:parent-style-name="Text_20_body">
      <style:text-properties fo:font-size="12pt" fo:font-weight="normal" officeooo:rsid="01ad9d79" officeooo:paragraph-rsid="01ad9d79"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officeooo:rsid="01af0edb" officeooo:paragraph-rsid="01af0edb"/>
    </style:style>
    <style:style style:name="P40" style:family="paragraph" style:parent-style-name="Heading_20_1">
      <style:text-properties officeooo:paragraph-rsid="0198861e"/>
    </style:style>
    <style:style style:name="P41" style:family="paragraph" style:parent-style-name="Heading_20_1">
      <style:text-properties officeooo:paragraph-rsid="00e716e8"/>
    </style:style>
    <style:style style:name="P42" style:family="paragraph" style:parent-style-name="Heading_20_1">
      <style:paragraph-properties fo:break-before="page"/>
      <style:text-properties officeooo:rsid="00966fe2" officeooo:paragraph-rsid="00966fe2"/>
    </style:style>
    <style:style style:name="P43" style:family="paragraph" style:parent-style-name="Table_20_Contents">
      <style:text-properties officeooo:rsid="01a98a82" officeooo:paragraph-rsid="01a98a82" fo:background-color="transparent"/>
    </style:style>
    <style:style style:name="P44" style:family="paragraph" style:parent-style-name="Table_20_Contents">
      <style:paragraph-properties fo:text-align="center" style:justify-single-word="false"/>
      <style:text-properties style:font-name="FreeSerif" officeooo:rsid="01a9afcf" officeooo:paragraph-rsid="01a9afcf" style:font-size-asian="10.5pt"/>
    </style:style>
    <style:style style:name="P45" style:family="paragraph" style:parent-style-name="Table_20_Contents">
      <style:paragraph-properties fo:text-align="center" style:justify-single-word="false"/>
      <style:text-properties style:font-name="FreeSerif" officeooo:rsid="01ab0cb9" officeooo:paragraph-rsid="01ab0cb9" style:font-size-asian="10.5pt"/>
    </style:style>
    <style:style style:name="P46" style:family="paragraph" style:parent-style-name="Table_20_Contents">
      <style:paragraph-properties fo:text-align="center" style:justify-single-word="false"/>
      <style:text-properties style:font-name="FreeSerif" officeooo:rsid="01ab1042" officeooo:paragraph-rsid="01ab1042" style:font-size-asian="10.5pt"/>
    </style:style>
    <style:style style:name="P47" style:family="paragraph" style:parent-style-name="Table_20_Contents">
      <style:paragraph-properties fo:text-align="center" style:justify-single-word="false"/>
      <style:text-properties style:font-name="FreeSerif" officeooo:rsid="01ab2309" officeooo:paragraph-rsid="01ab2309" style:font-size-asian="10.5pt"/>
    </style:style>
    <style:style style:name="P48" style:family="paragraph" style:parent-style-name="Table_20_Contents">
      <style:paragraph-properties fo:text-align="center" style:justify-single-word="false"/>
      <style:text-properties style:font-name="FreeSerif" officeooo:rsid="01acf86e" officeooo:paragraph-rsid="01acf86e" style:font-size-asian="10.5pt"/>
    </style:style>
    <style:style style:name="P49" style:family="paragraph" style:parent-style-name="enum" style:list-style-name="L1">
      <style:text-properties officeooo:paragraph-rsid="010e42a9"/>
    </style:style>
    <style:style style:name="P50" style:family="paragraph" style:parent-style-name="enum" style:list-style-name="L1">
      <style:text-properties officeooo:rsid="0133d8cf" officeooo:paragraph-rsid="011cbd82"/>
    </style:style>
    <style:style style:name="P51" style:family="paragraph" style:parent-style-name="enum" style:list-style-name="L1">
      <style:text-properties fo:language="fr" fo:country="CA" officeooo:paragraph-rsid="010e42a9" style:language-asian="zh" style:country-asian="CN" style:language-complex="ar" style:country-complex="SA"/>
    </style:style>
    <style:style style:name="P5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4" style:family="paragraph" style:parent-style-name="question">
      <style:text-properties officeooo:rsid="00a4b3ab" officeooo:paragraph-rsid="00a4b3ab"/>
    </style:style>
    <style:style style:name="P55" style:family="paragraph" style:parent-style-name="question">
      <style:text-properties officeooo:paragraph-rsid="00a4b3ab"/>
    </style:style>
    <style:style style:name="P56" style:family="paragraph" style:parent-style-name="question">
      <style:paragraph-properties fo:text-align="justify" style:justify-single-word="false"/>
    </style:style>
    <style:style style:name="P57" style:family="paragraph" style:parent-style-name="question">
      <style:paragraph-properties fo:text-align="justify" style:justify-single-word="false"/>
      <style:text-properties officeooo:paragraph-rsid="0158cf4b"/>
    </style:style>
    <style:style style:name="P58" style:family="paragraph" style:parent-style-name="question">
      <style:paragraph-properties fo:text-align="justify" style:justify-single-word="false"/>
      <style:text-properties officeooo:paragraph-rsid="0185881e"/>
    </style:style>
    <style:style style:name="P59" style:family="paragraph" style:parent-style-name="question">
      <style:paragraph-properties fo:text-align="justify" style:justify-single-word="false"/>
      <style:text-properties officeooo:rsid="0158cf4b" officeooo:paragraph-rsid="0158cf4b"/>
    </style:style>
    <style:style style:name="P60" style:family="paragraph" style:parent-style-name="question">
      <style:paragraph-properties fo:text-align="start" style:justify-single-word="false"/>
    </style:style>
    <style:style style:name="P61" style:family="paragraph" style:parent-style-name="question">
      <style:paragraph-properties fo:text-align="justify" style:justify-single-word="false"/>
      <style:text-properties officeooo:rsid="00e2ea73" officeooo:paragraph-rsid="00e2ea73"/>
    </style:style>
    <style:style style:name="P62" style:family="paragraph" style:parent-style-name="question">
      <style:text-properties officeooo:paragraph-rsid="00e10dd2"/>
    </style:style>
    <style:style style:name="P63"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088c6b2" style:font-weight-asian="bold" style:font-weight-complex="bold"/>
    </style:style>
    <style:style style:name="T48" style:family="text">
      <style:text-properties fo:font-weight="bold" officeooo:rsid="01101644" style:font-weight-asian="bold" style:font-weight-complex="bold"/>
    </style:style>
    <style:style style:name="T49" style:family="text">
      <style:text-properties fo:font-weight="bold" officeooo:rsid="01a349b8" style:font-weight-asian="bold" style:font-weight-complex="bold"/>
    </style:style>
    <style:style style:name="T50" style:family="text">
      <style:text-properties officeooo:rsid="015ec045"/>
    </style:style>
    <style:style style:name="T51" style:family="text">
      <style:text-properties officeooo:rsid="0167e8d3"/>
    </style:style>
    <style:style style:name="T52" style:family="text">
      <style:text-properties officeooo:rsid="016af50d"/>
    </style:style>
    <style:style style:name="T53" style:family="text">
      <style:text-properties style:font-name="FreeMono2" fo:font-size="10pt" style:font-size-asian="10pt" style:font-size-complex="10pt"/>
    </style:style>
    <style:style style:name="T54" style:family="text">
      <style:text-properties style:font-name="FreeMono2" fo:font-size="10pt" officeooo:rsid="017aff2d" style:font-size-asian="10pt" style:font-size-complex="10pt"/>
    </style:style>
    <style:style style:name="T55" style:family="text">
      <style:text-properties style:font-name="FreeMono2" fo:font-size="10pt" officeooo:rsid="0088c6b2" style:font-size-asian="10pt" style:font-size-complex="10pt"/>
    </style:style>
    <style:style style:name="T56" style:family="text">
      <style:text-properties style:font-name="FreeMono2" fo:font-size="10pt" fo:font-style="normal" officeooo:rsid="017d87e9" style:font-size-asian="10pt" style:font-style-asian="normal" style:font-size-complex="10pt" style:font-style-complex="normal"/>
    </style:style>
    <style:style style:name="T57" style:family="text">
      <style:text-properties style:font-name="FreeMono2" fo:font-size="11pt" style:font-size-asian="11pt" style:font-size-complex="11pt"/>
    </style:style>
    <style:style style:name="T58" style:family="text">
      <style:text-properties style:font-name="FreeMono2" fo:font-size="11pt" officeooo:rsid="01101644" style:font-size-asian="11pt" style:font-size-complex="11pt"/>
    </style:style>
    <style:style style:name="T59" style:family="text">
      <style:text-properties style:font-name="FreeMono2" fo:font-size="11pt" officeooo:rsid="01924c24" style:font-size-asian="11pt" style:font-size-complex="11pt"/>
    </style:style>
    <style:style style:name="T60" style:family="text">
      <style:text-properties style:font-name="FreeMono2" fo:font-size="11pt" officeooo:rsid="00a0313b" style:font-size-asian="11pt" style:font-size-complex="11pt"/>
    </style:style>
    <style:style style:name="T61" style:family="text">
      <style:text-properties style:font-name="FreeMono2" fo:font-size="11pt" fo:font-style="normal" officeooo:rsid="00a0313b" style:font-size-asian="11pt" style:font-style-asian="normal" style:font-size-complex="11pt" style:font-style-complex="normal"/>
    </style:style>
    <style:style style:name="T62" style:family="text">
      <style:text-properties officeooo:rsid="017aff2d"/>
    </style:style>
    <style:style style:name="T63" style:family="text">
      <style:text-properties style:font-name="FreeSerif2" fo:font-size="12pt" officeooo:rsid="017aff2d" style:font-size-asian="10.5pt" style:font-size-complex="12pt"/>
    </style:style>
    <style:style style:name="T64" style:family="text">
      <style:text-properties style:font-name="FreeSerif2" fo:font-size="12pt" officeooo:rsid="0088c6b2" style:font-size-asian="10.5pt" style:font-size-complex="12pt"/>
    </style:style>
    <style:style style:name="T65" style:family="text">
      <style:text-properties style:font-name="FreeSerif2" fo:font-size="12pt" officeooo:rsid="017ff374" style:font-size-asian="10.5pt" style:font-size-complex="12pt"/>
    </style:style>
    <style:style style:name="T66" style:family="text">
      <style:text-properties style:font-name="FreeSerif2" fo:font-size="12pt" fo:font-style="italic" officeooo:rsid="017aff2d" style:font-size-asian="10.5pt" style:font-style-asian="italic" style:font-size-complex="12pt" style:font-style-complex="italic"/>
    </style:style>
    <style:style style:name="T67" style:family="text">
      <style:text-properties style:font-name="FreeSerif2" fo:font-size="12pt" fo:font-style="italic" officeooo:rsid="017ff374" style:font-size-asian="10.5pt" style:font-style-asian="italic" style:font-size-complex="12pt" style:font-style-complex="italic"/>
    </style:style>
    <style:style style:name="T68" style:family="text">
      <style:text-properties officeooo:rsid="017d87e9"/>
    </style:style>
    <style:style style:name="T69" style:family="text">
      <style:text-properties fo:font-style="italic" style:font-style-asian="italic" style:font-style-complex="italic"/>
    </style:style>
    <style:style style:name="T70" style:family="text">
      <style:text-properties fo:font-style="italic" officeooo:rsid="01101644" style:font-style-asian="italic" style:font-style-complex="italic"/>
    </style:style>
    <style:style style:name="T71" style:family="text">
      <style:text-properties fo:font-style="italic" officeooo:rsid="0189b2c9" style:font-style-asian="italic" style:font-style-complex="italic"/>
    </style:style>
    <style:style style:name="T72" style:family="text">
      <style:text-properties fo:font-style="italic" officeooo:rsid="0088c6b2" style:font-style-asian="italic" style:font-style-complex="italic"/>
    </style:style>
    <style:style style:name="T73" style:family="text">
      <style:text-properties fo:font-style="italic" officeooo:rsid="01a0cd96" style:font-style-asian="italic" style:font-style-complex="italic"/>
    </style:style>
    <style:style style:name="T74" style:family="text">
      <style:text-properties fo:font-style="normal" officeooo:rsid="017d87e9" style:font-style-asian="normal" style:font-style-complex="normal"/>
    </style:style>
    <style:style style:name="T75" style:family="text">
      <style:text-properties fo:font-style="normal" officeooo:rsid="017ddbf1" style:font-style-asian="normal" style:font-style-complex="normal"/>
    </style:style>
    <style:style style:name="T76" style:family="text">
      <style:text-properties fo:font-style="normal" officeooo:rsid="00a0313b" style:font-style-asian="normal" style:font-style-complex="normal"/>
    </style:style>
    <style:style style:name="T77" style:family="text">
      <style:text-properties officeooo:rsid="0183263f"/>
    </style:style>
    <style:style style:name="T78" style:family="text">
      <style:text-properties officeooo:rsid="0188b02e"/>
    </style:style>
    <style:style style:name="T79" style:family="text">
      <style:text-properties officeooo:rsid="0189b2c9"/>
    </style:style>
    <style:style style:name="T80" style:family="text">
      <style:text-properties officeooo:rsid="01943f7a"/>
    </style:style>
    <style:style style:name="T81" style:family="text">
      <style:text-properties officeooo:rsid="019a6fe6"/>
    </style:style>
    <style:style style:name="T82" style:family="text">
      <style:text-properties officeooo:rsid="019ed94a"/>
    </style:style>
    <style:style style:name="T83" style:family="text">
      <style:text-properties officeooo:rsid="01a8eb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3">Automne 2016</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3">Richer Archambault, 1792473</text:p>
            <text:p text:style-name="P43">Kevin Pantelakis, 1794745</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29">Mise en situation</text:p>
      <text:p text:style-name="P12">Comment démarrer 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0">Directives</text:p>
      <text:list xml:id="list8496385106852079399" text:style-name="L1">
        <text:list-item>
          <text:p text:style-name="P50">L'activité se fait en équipe de deux. Inscrivez les noms <text:span text:style-name="T79">dans le cadre ci-haut</text:span>.</text:p>
        </text:list-item>
        <text:list-item>
          <text:p text:style-name="P49">Répondez directement dans le questionnaire <text:span text:style-name="T71">odt</text:span> avec <text:span text:style-name="T69">Libre Office</text:span>.</text:p>
        </text:list-item>
        <text:list-item>
          <text:p text:style-name="P49">La correction se fera directement dans le document électronique.</text:p>
        </text:list-item>
        <text:list-item>
          <text:p text:style-name="P49"><text:span text:style-name="T31">Remettez sur Moodle l</text:span>e questionnaire rempli et le code <text:span text:style-name="T30">(archive </text:span><text:span text:style-name="T70">tar.</text:span><text:span text:style-name="T73">gz</text:span><text:span text:style-name="T30"> produite par </text:span><text:span text:style-name="T58">make dist</text:span><text:span text:style-name="T30">). </text:span><text:span text:style-name="T48">Vérifiez</text:span><text:span text:style-name="T30"> le contenu de votre archive </text:span><text:span text:style-name="T48">avant</text:span><text:span text:style-name="T30"> de la rendre.</text:span></text:p>
        </text:list-item>
        <text:list-item>
          <text:p text:style-name="P49">Une seule personne de l'équipe doit effectuer la remise sur Moodle.</text:p>
        </text:list-item>
        <text:list-item>
          <text:p text:style-name="P51">Utilisez les machines du laboratoire pour obtenir vos résultats.</text:p>
        </text:list-item>
        <text:list-item>
          <text:p text:style-name="P52">10% de la note finale peut être enlevée pour la mauvaise qualité de la langue.</text:p>
        </text:list-item>
        <text:list-item>
          <text:p text:style-name="P53">Les deux colonnes de droite sont réservées pour la correction.</text:p>
        </text:list-item>
      </text:list>
      <text:p text:style-name="P33">Après avoir décompressé les sources, exécute<text:span text:style-name="T77">z</text:span> le script <text:span text:style-name="T57">fixperms.sh</text:span> pour corriger les permissions :</text:p>
      <text:p text:style-name="code">tar xzvf inf2610-lab1-2.<text:span text:style-name="T78">1</text:span>.tar.gz</text:p>
      <text:p text:style-name="code">cd inf2610-lab1-2.<text:span text:style-name="T78">1</text:span>/</text:p>
      <text:p text:style-name="code">sh fixperms.sh</text:p>
      <text:p text:style-name="P20">N'oubliez pas de vous référer aux commandes fournies dans le sujet du laboratoire 0 en cas de doutes sur la compilation et l'exécution des tests.</text:p>
      <text:h text:style-name="P40" text:outline-level="1"><text:soft-page-break/><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Pour les parties pthreads, fork et pth, il faut lancer les différents fils d'exécution les uns après les autres sans attendre la fin du précédent. Bien que cela soit tout à fait possible et acceptable en pratique, nous demandons ici que le fil d'exécution principal ne fasse aucune opération directe sur les ATM, seuls les fils créés à partir du fil principal devrons effectuer les 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la suivante :</text:span></text:p>
      <text:p text:style-name="P31">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text:span><text:span text:style-name="T43">incluant le programme principal</text:span><text:span text:style-name="T14">.</text:span></text:p>
      <table:table table:name="Tableau3" table:style-name="Tableau3">
        <table:table-column table:style-name="Tableau3.A" table:number-columns-repeated="5"/>
        <table:table-header-rows>
          <table:table-row table:style-name="Tableau3.1">
            <table:table-cell table:style-name="Tableau3.A1" office:value-type="string">
              <text:p text:style-name="P23">Version du programme</text:p>
            </table:table-cell>
            <table:table-cell table:style-name="Tableau3.A1" office:value-type="string">
              <text:p text:style-name="P25">Nombre de PID créé(s)</text:p>
            </table:table-cell>
            <table:table-cell table:style-name="Tableau3.A1" office:value-type="string">
              <text:p text:style-name="P26">Nombre de TID créé(s)</text:p>
            </table:table-cell>
            <table:table-cell table:style-name="Tableau3.A1" office:value-type="string">
              <text:p text:style-name="P24">Exécution simultané<text:span text:style-name="T32">e</text:span>?</text:p>
            </table:table-cell>
            <table:table-cell table:style-name="Tableau3.E1" office:value-type="string">
              <text:p text:style-name="P28">Résultat correct?</text:p>
              <text:p text:style-name="P27"><text:span text:style-name="T82">(égal au cas série)</text:span> </text:p>
            </table:table-cell>
          </table:table-row>
        </table:table-header-rows>
        <table:table-row table:style-name="Tableau3.1">
          <table:table-cell table:style-name="Tableau3.A2" office:value-type="string">
            <text:p text:style-name="P21">Série (serial)</text:p>
          </table:table-cell>
          <table:table-cell table:style-name="Tableau3.D5" office:value-type="string">
            <text:p text:style-name="P46">1</text:p>
          </table:table-cell>
          <table:table-cell table:style-name="Tableau3.D5" office:value-type="string">
            <text:p text:style-name="P46">1</text:p>
          </table:table-cell>
          <table:table-cell table:style-name="Tableau3.D5" office:value-type="string">
            <text:p text:style-name="P44">non</text:p>
          </table:table-cell>
          <table:table-cell table:style-name="Tableau3.E5" office:value-type="string">
            <text:p text:style-name="P44">oui</text:p>
          </table:table-cell>
        </table:table-row>
        <table:table-row table:style-name="Tableau3.1">
          <table:table-cell table:style-name="Tableau3.A2" office:value-type="string">
            <text:p text:style-name="P21">Processus (fork)</text:p>
          </table:table-cell>
          <table:table-cell table:style-name="Tableau3.D5" office:value-type="string">
            <text:p text:style-name="P44">5</text:p>
          </table:table-cell>
          <table:table-cell table:style-name="Tableau3.D5" office:value-type="string">
            <text:p text:style-name="P45">5</text:p>
          </table:table-cell>
          <table:table-cell table:style-name="Tableau3.D5" office:value-type="string">
            <text:p text:style-name="P48">non</text:p>
          </table:table-cell>
          <table:table-cell table:style-name="Tableau3.E5" office:value-type="string">
            <text:p text:style-name="P45">non</text:p>
          </table:table-cell>
        </table:table-row>
        <table:table-row table:style-name="Tableau3.1">
          <table:table-cell table:style-name="Tableau3.A2" office:value-type="string">
            <text:p text:style-name="P21">Fil d'exécution (pthread)</text:p>
          </table:table-cell>
          <table:table-cell table:style-name="Tableau3.D5" office:value-type="string">
            <text:p text:style-name="P46">1</text:p>
          </table:table-cell>
          <table:table-cell table:style-name="Tableau3.C4" office:value-type="string">
            <text:p text:style-name="P46">5</text:p>
          </table:table-cell>
          <table:table-cell table:style-name="Tableau3.D5" office:value-type="string">
            <text:p text:style-name="P46">Oui</text:p>
          </table:table-cell>
          <table:table-cell table:style-name="Tableau3.E5" office:value-type="string">
            <text:p text:style-name="P46">non</text:p>
          </table:table-cell>
        </table:table-row>
        <table:table-row table:style-name="Tableau3.1">
          <table:table-cell table:style-name="Tableau3.A2" office:value-type="string">
            <text:p text:style-name="P21">Fil d'exécution utilisateur (pth)</text:p>
          </table:table-cell>
          <table:table-cell table:style-name="Tableau3.D5" office:value-type="string">
            <text:p text:style-name="P47">1</text:p>
          </table:table-cell>
          <table:table-cell table:style-name="Tableau3.D5" office:value-type="string">
            <text:p text:style-name="P47">1</text:p>
          </table:table-cell>
          <table:table-cell table:style-name="Tableau3.D5" office:value-type="string">
            <text:p text:style-name="P48">non</text:p>
          </table:table-cell>
          <table:table-cell table:style-name="Tableau3.E5" office:value-type="string">
            <text:p text:style-name="P47">oui</text:p>
          </table:table-cell>
        </table:table-row>
      </table:table>
      <text:p text:style-name="P22"><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3">perf</text:span> permet de <text:span text:style-name="T77">récupérer</text:span> des statistiques sur un grand nombre d'évènements bas niveaux déclenchés par un programme, tels que les défauts de pages, les défauts de cache et les changements de contexte. La commande <text:span text:style-name="T53">perf list</text:span> donne une liste complète des évènements disponibles. </text:p>
      <text:p text:style-name="P18">Utilisez le script </text:p>
      <text:p text:style-name="P32">./banque-perf.sh </text:p>
      <text:p text:style-name="P17">afin de <text:span text:style-name="T77">récupérer</text:span> des statistiques qui vous permettrons de mieux comprendre la performance de chaque <text:soft-page-break/>version du programme. <text:span text:style-name="T62">Le fichier résultant, </text:span><text:span text:style-name="T54">perf.csv, </text:span><text:span text:style-name="T63">peut être ouvert avec </text:span><text:span text:style-name="T66">LibreOffice Calc</text:span><text:span text:style-name="T63">.</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4" text:outline-level="2">Implémentation du programme. <text:span text:style-name="T81">Une partie du barème porte sur la qualité du code en lui-même.</text:span></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5"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7"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le est la différence entre les deux ? </text:span><text:span text:style-name="T44">Copiez ici les appels système </text:span><text:span text:style-name="T49">impliqués </text:span><text:span text:style-name="T44">tels qu'observés en exécutant le programme avec </text:span><text:span text:style-name="technical"><text:span text:style-name="T45">strace</text:span></text:span><text:span text:style-name="T45"> et expliquez brièvement</text:span><text:span text:style-name="T12">.</text:span></text:h>
            <text:h text:style-name="P59" text:outline-level="2" text:is-list-header="true"><text:span text:style-name="T69">Astuce :</text:span> utilisez l'option -o de <text:span text:style-name="T57">strace</text:span>, l'outil <text:span text:style-name="T57">grep</text:span> pour la recherche, et <text:span text:style-name="T57">man</text:span> pour la documentation de l'appel système.</text:h>
            <text:p text:style-name="P34">Fork :</text:p>
            <text:p text:style-name="P36">La création se produit dans l’appel système clone</text:p>
            <text:p text:style-name="P38">clone(child_stack=NULL, flags=CLONE_CHILD_CLEARTID|CLONE_CHILD_SETTID|SIGCHLD, child_tidptr=0x7f330a1429d0) = 27532</text:p>
            <text:p text:style-name="P38">wait4(-1, [{WIFEXITED(s) &amp;&amp; WEXITSTATUS(s) == 0}], 0, NULL) = 27532,</text:p>
            <text:p text:style-name="P38"/>
            <text:p text:style-name="P34">PThread :</text:p>
            <text:p text:style-name="P36">La création d’un Pthread se produit aussi dans l’appel système clone</text:p>
            <text:p text:style-name="P36">clone(child_stack=0x7fd1bbd23ff0, flags=CLONE_VM|CLONE_FS|CLONE_FILES|CLONE_SIGHAND|CLONE_THREAD|CLONE_SYSVSEM|CLONE_SETTLS|CLONE_PARENT_SETTID|CLONE_CHILD_CLEARTID, parent_tidptr=0x7fd1bbd249d0, tls=0x7fd1bbd24700, child_tidptr=0x7fd1bbd249d0) = 27640</text:p>
            <text:p text:style-name="P37">La différence entre le Fork et le Pthread est que le Fork va créer un tout nouveau processus copié du processus parent avec de nouvelles ressources. Tandis que le Pthread crée un fil séparé a partir des ressources du processus existant. </text:p>
          </table:table-cell>
          <table:table-cell table:style-name="Tableau2.A1" office:value-type="string">
            <text:p text:style-name="P9"/>
          </table:table-cell>
          <table:table-cell table:style-name="Tableau2.A1" office:value-type="string">
            <text:p text:style-name="P6">/ <text:span text:style-name="T52">1</text:span> pt</text:p>
          </table:table-cell>
        </table:table-row>
        <text:soft-page-break/>
        <table:table-row>
          <table:table-cell table:style-name="Tableau2.A1" office:value-type="string">
            <text:h text:style-name="P56"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condition dont dépend l'exécution du programme) se produit-elle ? Si oui, dans quel cas ? Pourquoi pas dans l'autre cas ?</text:span></text:h>
            <text:p text:style-name="P35">Explication :</text:p>
            <text:p text:style-name="P37">Le résultat de calcul avec l’exécution du fork n’est pas correcte car une fois le processus terminé, il est détruit avec ses ressources, sans affecter ni modifier celle du processus parent. Le résultat de l’exécution du pthread n’est pas correct, car tout ce passe en même temps et donc les ressources sont modifier par chacun des threads. Finalement, la condition critique apparaît lors de l’exécution du pthread, car rien dans ce programme n’empêche la modification simultané des ressources. </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8" text:outline-level="2"><text:span text:style-name="T68">À l'aide des données recueillies avec la trace et </text:span><text:span text:style-name="T74">le script </text:span><text:span text:style-name="T56">banque-perf.sh</text:span><text:span text:style-name="T74">, </text:span><text:span text:style-name="T75">e</text:span><text:span text:style-name="T68">xpliquez le comportement à l'égard de la </text:span><text:span text:style-name="T41">performance</text:span><text:span text:style-name="T50"> pour chacun des types d'exécution. Quelle est la raison principale d'une bonne ou mauvaise performance pour chacun des types ? Justifiez à l'aide des données recueillies.</text:span></text:h>
            <text:p text:style-name="P39">Série :</text:p>
            <text:p text:style-name="P39">Fork :</text:p>
            <text:p text:style-name="P39">Pthread :</text:p>
            <text:p text:style-name="P39">Pth :</text:p>
            <text:p text:style-name="P19">Explication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0" text:outline-level="2"><text:span text:style-name="T13">Ajoutez ici une copie d'écran </text:span><text:span text:style-name="T47">lisible</text:span><text:span text:style-name="T13"> (suffisamment zoomée) de la trace chargée dans </text:span><text:span text:style-name="T72">Trace Compass </text:span><text:span text:style-name="T13">ainsi que les résultats obtenus avec le script </text:span><text:span text:style-name="T55">banque-perf.sh.</text:span><text:span text:style-name="T64"><text:line-break/><text:line-break/></text:span><text:span text:style-name="T67">Astuce : </text:span><text:span text:style-name="T65">vous pouvez ouvrir les fichiers en format </text:span><text:span text:style-name="T59">csv</text:span><text:span text:style-name="T65"> avec </text:span><text:span text:style-name="T67">LibreOffice Calc</text:span><text:span text:style-name="T65"> afin de les visualiser sous forme de tableau.</text:span></text:h>
            <text:p text:style-name="P11"/>
          </table:table-cell>
          <table:table-cell table:style-name="Tableau2.A1" office:value-type="string">
            <text:p text:style-name="P9"/>
          </table:table-cell>
          <table:table-cell table:style-name="Tableau2.A1" office:value-type="string">
            <text:p text:style-name="P6">/ <text:span text:style-name="T51">1 pt</text:span></text:p>
          </table:table-cell>
        </table:table-row>
      </table:table>
      <text:h text:style-name="P42" text:outline-level="1">Exécution en <text:span text:style-name="T80">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Le programme actuellement fourni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6"> </text:span><text:span text:style-name="T61">foo bar baz </text:span><text:span text:style-name="T16">» à exécuter (Ex : </text:span><text:span text:style-name="T60">./chaine 2</text:span><text:span text:style-name="T16"> exécute </text:span><text:span text:style-name="T60">foo</text:span><text:span text:style-name="T16">, </text:span><text:span text:style-name="T60">bar</text:span><text:span text:style-name="T16">, </text:span><text:span text:style-name="T60">baz</text:span><text:span text:style-name="T16">, </text:span><text:span text:style-name="T60">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1" text:outline-level="2">Implémentation du programme. <text:span text:style-name="T34">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2"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3"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draw:fill-image-width="0cm" draw:fill-image-height="0cm"/>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21M39S</meta:editing-duration>
    <meta:editing-cycles>110</meta:editing-cycles>
    <meta:generator>LibreOffice/5.1.5.2$Linux_X86_64 LibreOffice_project/10$Build-2</meta:generator>
    <meta:initial-creator>Francis Giraldeau</meta:initial-creator>
    <dc:date>2016-09-15T10:59:30.366319932</dc:date>
    <meta:document-statistic meta:table-count="5" meta:image-count="0" meta:object-count="0" meta:page-count="5" meta:paragraph-count="111" meta:word-count="1252" meta:character-count="7950" meta:non-whitespace-character-count="6814"/>
    <meta:user-defined meta:name="Cours">Noyau du système d'exploitation</meta:user-defined>
    <meta:user-defined meta:name="Etiquette">Laboratoire 1</meta:user-defined>
    <meta:user-defined meta:name="Session">Hiver 2015</meta:user-defined>
    <meta:user-defined meta:name="Sigle">INF2610</meta:user-defined>
    <meta:user-defined meta:name="Titre" meta:value-type="string">Fils d'exécution</meta:user-defined>
  </office:meta>
</office:document-meta>
</file>